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font-size="8pt" style:font-size-asian="8pt" style:font-size-complex="8pt" fo:font-weight="bold" style:font-weight-asian="bold" style:font-weight-complex="bold"/>
    </style:style>
    <style:style style:name="T6_2" style:family="text">
      <style:text-properties fo:font-size="8pt" style:font-size-asian="8pt" style:font-size-complex="8pt"/>
    </style:style>
    <style:style style:name="T6_3" style:family="text">
      <style:text-properties fo:font-size="8pt" style:font-size-asian="8pt" style:font-size-complex="8pt"/>
    </style:style>
    <style:style style:name="T6_4" style:family="text">
      <style:text-properties fo:font-size="8pt" style:font-size-asian="8pt" style:font-size-complex="8pt"/>
    </style:style>
    <style:style style:name="T6_5" style:family="text">
      <style:text-properties fo:font-size="8pt" style:font-size-asian="8pt" style:font-size-complex="8pt"/>
    </style:style>
    <style:style style:name="T6_6" style:family="text">
      <style:text-properties fo:font-size="8pt" style:font-size-asian="8pt" style:font-size-complex="8pt"/>
    </style:style>
    <style:style style:name="P7" style:family="paragraph" style:parent-style-name="Standard">
      <style:paragraph-properties fo:break-before="auto" fo:text-indent="1.27cm" fo:line-height="115%" fo:margin-left="1.27cm" style:writing-mode="lr-tb"/>
    </style:style>
    <style:style style:name="T7_1" style:family="text">
      <style:text-properties fo:font-size="8pt" style:font-size-asian="8pt" style:font-size-complex="8pt"/>
    </style:style>
    <style:style style:name="T7_2" style:family="text">
      <style:text-properties fo:font-style="italic" style:font-style-asian="italic" style:font-style-complex="italic" fo:font-size="8pt" style:font-size-asian="8pt" style:font-size-complex="8pt"/>
    </style:style>
    <style:style style:name="T7_3" style:family="text">
      <style:text-properties fo:font-size="8pt" style:font-size-asian="8pt" style:font-size-complex="8pt"/>
    </style:style>
    <style:style style:name="T7_4" style:family="text">
      <style:text-properties fo:font-style="italic" style:font-style-asian="italic" style:font-style-complex="italic" fo:font-size="8pt" style:font-size-asian="8pt" style:font-size-complex="8pt"/>
    </style:style>
    <style:style style:name="T7_5" style:family="text">
      <style:text-properties fo:font-size="8pt" style:font-size-asian="8pt" style:font-size-complex="8pt"/>
    </style:style>
    <style:style style:name="T7_6" style:family="text">
      <style:text-properties fo:font-size="8pt" style:font-size-asian="8pt" style:font-size-complex="8pt"/>
    </style:style>
    <style:style style:name="T7_7" style:family="text">
      <style:text-properties fo:font-size="8pt" style:font-size-asian="8pt" style:font-size-complex="8pt"/>
    </style:style>
    <style:style style:name="T7_8" style:family="text">
      <style:text-properties fo:font-size="8pt" style:font-size-asian="8pt" style:font-size-complex="8pt"/>
    </style:style>
    <style:style style:name="T7_9" style:family="text">
      <style:text-properties fo:font-size="8pt" style:font-size-asian="8pt" style:font-size-complex="8pt"/>
    </style:style>
    <style:style style:name="T7_10" style:family="text">
      <style:text-properties fo:font-size="8pt" style:font-size-asian="8pt" style:font-size-complex="8pt"/>
    </style:style>
    <style:style style:name="T7_11" style:family="text">
      <style:text-properties fo:font-size="8pt" style:font-size-asian="8pt" style:font-size-complex="8pt"/>
    </style:style>
    <style:style style:name="T7_12" style:family="text">
      <style:text-properties fo:font-size="8pt" style:font-size-asian="8pt" style:font-size-complex="8pt"/>
    </style:style>
    <style:style style:name="T7_13" style:family="text">
      <style:text-properties fo:font-size="8pt" style:font-size-asian="8pt" style:font-size-complex="8pt"/>
    </style:style>
    <style:style style:name="T7_14" style:family="text">
      <style:text-properties fo:font-size="8pt" style:font-size-asian="8pt" style:font-size-complex="8pt"/>
    </style:style>
    <style:style style:name="T7_15" style:family="text">
      <style:text-properties fo:font-size="8pt" style:font-size-asian="8pt" style:font-size-complex="8pt"/>
    </style:style>
    <style:style style:name="T7_16" style:family="text">
      <style:text-properties fo:font-size="8pt" style:font-size-asian="8pt" style:font-size-complex="8pt"/>
    </style:style>
    <style:style style:name="T7_17" style:family="text">
      <style:text-properties fo:font-size="8pt" style:font-size-asian="8pt" style:font-size-complex="8pt"/>
    </style:style>
    <style:style style:name="T7_18" style:family="text">
      <style:text-properties fo:font-size="8pt" style:font-size-asian="8pt" style:font-size-complex="8pt"/>
    </style:style>
    <style:style style:name="T7_19" style:family="text">
      <style:text-properties fo:font-size="8pt" style:font-size-asian="8pt" style:font-size-complex="8pt"/>
    </style:style>
    <style:style style:name="T7_20" style:family="text">
      <style:text-properties fo:font-size="8pt" style:font-size-asian="8pt" style:font-size-complex="8pt"/>
    </style:style>
    <style:style style:name="T7_21" style:family="text">
      <style:text-properties fo:font-size="8pt" style:font-size-asian="8pt" style:font-size-complex="8pt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page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able1" style:family="table">
      <style:table-properties table:align="left" style:width="19.05cm" fo:margin-left="0.176cm"/>
    </style:style>
    <style:style style:name="Column1" style:family="table-column">
      <style:table-column-properties style:column-width="6.35cm"/>
    </style:style>
    <style:style style:name="Column2" style:family="table-column">
      <style:table-column-properties style:column-width="6.35cm"/>
    </style:style>
    <style:style style:name="Column3" style:family="table-column">
      <style:table-column-properties style:column-width="6.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2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3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4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5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6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7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8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9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10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11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12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13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14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T94_15" style:family="text">
      <style:text-properties fo:background-color="#ffffff" style:text-line-through-style="none" fo:font-style="normal" style:font-style-asian="normal" style:font-style-complex="normal" fo:color="#000000" style:font-name="Arial" fo:font-size="6pt" style:font-name-asian="Arial" style:font-size-asian="6pt" style:font-name-complex="Arial" style:font-size-complex="6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page" fo:line-height="115%" style:writing-mode="lr-tb"/>
    </style:style>
    <style:style style:name="P105" style:family="paragraph" style:parent-style-name="Heading_20_1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able2" style:family="table">
      <style:table-properties table:align="left" style:width="19.05cm" fo:margin-left="0.176cm"/>
    </style:style>
    <style:style style:name="Column4" style:family="table-column">
      <style:table-column-properties style:column-width="6.35cm"/>
    </style:style>
    <style:style style:name="Column5" style:family="table-column">
      <style:table-column-properties style:column-width="6.35cm"/>
    </style:style>
    <style:style style:name="Column6" style:family="table-column">
      <style:table-column-properties style:column-width="6.35cm"/>
    </style:style>
    <style:style style:name="Row31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Heading_20_1">
      <style:paragraph-properties fo:break-before="page" fo:line-height="115%" fo:margin-top="0.847cm" fo:margin-bottom="0.212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able3" style:family="table">
      <style:table-properties table:align="left" style:width="19.05cm" fo:margin-left="0.176cm"/>
    </style:style>
    <style:style style:name="Column7" style:family="table-column">
      <style:table-column-properties style:column-width="6.35cm"/>
    </style:style>
    <style:style style:name="Column8" style:family="table-column">
      <style:table-column-properties style:column-width="6.35cm"/>
    </style:style>
    <style:style style:name="Column9" style:family="table-column">
      <style:table-column-properties style:column-width="6.35cm"/>
    </style:style>
    <style:style style:name="Row4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Heading_20_1">
      <style:paragraph-properties fo:break-before="page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able4" style:family="table">
      <style:table-properties table:align="left" style:width="19.05cm" fo:margin-left="0.176cm"/>
    </style:style>
    <style:style style:name="Column10" style:family="table-column">
      <style:table-column-properties style:column-width="6.35cm"/>
    </style:style>
    <style:style style:name="Column11" style:family="table-column">
      <style:table-column-properties style:column-width="6.35cm"/>
    </style:style>
    <style:style style:name="Column12" style:family="table-column">
      <style:table-column-properties style:column-width="6.35cm"/>
    </style:style>
    <style:style style:name="Row51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Heading_20_1">
      <style:paragraph-properties fo:break-before="page" fo:line-height="115%" fo:margin-top="0.847cm" fo:margin-bottom="0.212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able5" style:family="table">
      <style:table-properties table:align="left" style:width="19.05cm" fo:margin-left="0.176cm"/>
    </style:style>
    <style:style style:name="Column13" style:family="table-column">
      <style:table-column-properties style:column-width="6.35cm"/>
    </style:style>
    <style:style style:name="Column14" style:family="table-column">
      <style:table-column-properties style:column-width="6.35cm"/>
    </style:style>
    <style:style style:name="Column15" style:family="table-column">
      <style:table-column-properties style:column-width="6.35cm"/>
    </style:style>
    <style:style style:name="Row61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Heading_20_1">
      <style:paragraph-properties fo:break-before="page" fo:line-height="115%" fo:margin-top="0.847cm" fo:margin-bottom="0.212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able6" style:family="table">
      <style:table-properties table:align="left" style:width="19.05cm" fo:margin-left="0.176cm"/>
    </style:style>
    <style:style style:name="Column16" style:family="table-column">
      <style:table-column-properties style:column-width="6.35cm"/>
    </style:style>
    <style:style style:name="Column17" style:family="table-column">
      <style:table-column-properties style:column-width="6.35cm"/>
    </style:style>
    <style:style style:name="Column18" style:family="table-column">
      <style:table-column-properties style:column-width="6.35cm"/>
    </style:style>
    <style:style style:name="Row66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page" fo:line-height="115%" style:writing-mode="lr-tb"/>
    </style:style>
    <style:style style:name="T24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>
      <style:text-properties fo:font-weight="bold" style:font-weight-asian="bold" style:font-weight-complex="bold"/>
    </style:style>
    <style:style style:name="T241_20" style:family="text">
      <style:text-properties fo:font-weight="bold" style:font-weight-asian="bold" style:font-weight-complex="bold"/>
    </style:style>
    <style:style style:name="T241_21" style:family="text">
      <style:text-properties fo:font-weight="bold" style:font-weight-asian="bold" style:font-weight-complex="bold"/>
    </style:style>
    <style:style style:name="T241_22" style:family="text"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</office:automatic-styles>
  <office:body>
    <office:text>
      <text:p text:style-name="P1"><text:span text:style-name="T1_1">Mapping</text:span><text:span text:style-name="T1_2"><text:s/></text:span><text:span text:style-name="T1_3">other</text:span><text:span text:style-name="T1_4"><text:s/></text:span><text:span text:style-name="T1_5">technologies</text:span><text:span text:style-name="T1_6"><text:s/></text:span><text:span text:style-name="T1_7">to</text:span><text:span text:style-name="T1_8"><text:s/></text:span><text:span text:style-name="T1_9">Netention</text:span><text:span text:style-name="T1_10">’</text:span><text:span text:style-name="T1_11">s</text:span><text:span text:style-name="T1_12"><text:s/></text:span><text:span text:style-name="T1_13">features</text:span></text:p>
      <text:p text:style-name="P2"/>
      <text:p text:style-name="P3"/>
      <text:p text:style-name="P4"><text:span text:style-name="T4_1">Netention</text:span><text:span text:style-name="T4_2"><text:s/></text:span><text:span text:style-name="T4_3">hyperslices</text:span><text:span text:style-name="T4_4"><text:s/></text:span><text:span text:style-name="T4_5">the</text:span><text:span text:style-name="T4_6"><text:s/></text:span><text:span text:style-name="T4_7">domain</text:span><text:span text:style-name="T4_8"><text:s/></text:span><text:span text:style-name="T4_9">models</text:span><text:span text:style-name="T4_10"><text:s/></text:span><text:span text:style-name="T4_11">of</text:span><text:span text:style-name="T4_12"><text:s/></text:span><text:span text:style-name="T4_13">existing</text:span><text:span text:style-name="T4_14"><text:s/></text:span><text:span text:style-name="T4_15">websites</text:span><text:span text:style-name="T4_16"><text:s/></text:span><text:span text:style-name="T4_17">into</text:span><text:span text:style-name="T4_18"><text:s/></text:span><text:span text:style-name="T4_19">finer</text:span><text:span text:style-name="T4_20">,<text:s/></text:span><text:span text:style-name="T4_21">recombinable</text:span><text:span text:style-name="T4_22"><text:s/></text:span><text:span text:style-name="T4_23">semantics</text:span><text:span text:style-name="T4_24"><text:s/></text:span><text:span text:style-name="T4_25">that</text:span><text:span text:style-name="T4_26"><text:s/></text:span><text:span text:style-name="T4_27">more</text:span><text:span text:style-name="T4_28"><text:s/></text:span><text:span text:style-name="T4_29">fluidly</text:span><text:span text:style-name="T4_30"><text:s/></text:span><text:span text:style-name="T4_31">express</text:span><text:span text:style-name="T4_32"><text:s/></text:span><text:span text:style-name="T4_33">descriptions</text:span><text:span text:style-name="T4_34"><text:s/></text:span><text:span text:style-name="T4_35">of</text:span><text:span text:style-name="T4_36"><text:s/></text:span><text:span text:style-name="T4_37">reality</text:span><text:span text:style-name="T4_38"><text:s/></text:span><text:span text:style-name="T4_39">including</text:span><text:span text:style-name="T4_40"><text:s/></text:span><text:span text:style-name="T4_41">human</text:span><text:span text:style-name="T4_42"><text:s/></text:span><text:span text:style-name="T4_43">goals</text:span><text:span text:style-name="T4_44">.</text:span></text:p>
      <text:p text:style-name="P5"/>
      <text:p text:style-name="P6"><text:span text:style-name="T6_1">hyperslice</text:span><text:span text:style-name="T6_2"><text:s/>(</text:span><text:span text:style-name="T6_3">plural</text:span><text:span text:style-name="T6_4"><text:s/></text:span><text:span text:style-name="T6_5">hyperslices</text:span><text:span text:style-name="T6_6">)</text:span></text:p>
      <text:p text:style-name="P7"><text:span text:style-name="T7_1">(</text:span><text:span text:style-name="T7_2">computing</text:span><text:span text:style-name="T7_3">,<text:s/></text:span><text:span text:style-name="T7_4">programming</text:span><text:span text:style-name="T7_5">)<text:s/></text:span><text:span text:style-name="T7_6">A</text:span><text:span text:style-name="T7_7"><text:s/></text:span><text:span text:style-name="T7_8">set</text:span><text:span text:style-name="T7_9"><text:s/></text:span><text:span text:style-name="T7_10">of</text:span><text:span text:style-name="T7_11"><text:s/></text:span><text:span text:style-name="T7_12">concerns</text:span><text:span text:style-name="T7_13"><text:s/></text:span><text:span text:style-name="T7_14">in</text:span><text:span text:style-name="T7_15"><text:s/></text:span><text:span text:style-name="T7_16">aspect</text:span><text:span text:style-name="T7_17">-</text:span><text:span text:style-name="T7_18">oriented</text:span><text:span text:style-name="T7_19"><text:s/></text:span><text:span text:style-name="T7_20">programming</text:span><text:span text:style-name="T7_21">.</text:span></text:p>
      <text:p text:style-name="P8"/>
      <text:p text:style-name="P9"/>
      <text:h text:style-name="P10" text:outline-level="10"><text:bookmark-start text:name="h.4c8jq4r5sqf7"/><text:bookmark-end text:name="h.4c8jq4r5sqf7"/><text:span text:style-name="T10_1">Netention</text:span><text:span text:style-name="T10_2"><text:s/></text:span><text:span text:style-name="T10_3">vs</text:span><text:span text:style-name="T10_4">.<text:s/></text:span><text:span text:style-name="T10_5">Google</text:span></text:h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1"><text:span text:style-name="T11_1">Google</text:span></text:p>
          </table:table-cell>
          <table:table-cell table:style-name="Cell2">
            <text:p text:style-name="P12"><text:span text:style-name="T12_1">Netention</text:span></text:p>
          </table:table-cell>
          <table:table-cell table:style-name="Cell3">
            <text:p text:style-name="P13"><text:span text:style-name="T13_1">Synergy</text:span></text:p>
          </table:table-cell>
        </table:table-row>
        <table:table-row table:style-name="Row2">
          <table:table-cell table:style-name="Cell4">
            <text:p text:style-name="P14"><text:span text:style-name="T14_1">Centralized</text:span></text:p>
          </table:table-cell>
          <table:table-cell table:style-name="Cell5">
            <text:p text:style-name="P15"><text:span text:style-name="T15_1">Decentralized</text:span></text:p>
          </table:table-cell>
          <table:table-cell table:style-name="Cell6">
            <text:p text:style-name="P16"/>
          </table:table-cell>
        </table:table-row>
        <table:table-row table:style-name="Row3">
          <table:table-cell table:style-name="Cell7">
            <text:p text:style-name="P17"><text:span text:style-name="T17_1">Web</text:span></text:p>
          </table:table-cell>
          <table:table-cell table:style-name="Cell8">
            <text:p text:style-name="P18"><text:span text:style-name="T18_1">URL</text:span><text:span text:style-name="T18_2"><text:s/>+<text:s/></text:span><text:span text:style-name="T18_3">Message</text:span></text:p>
          </table:table-cell>
          <table:table-cell table:style-name="Cell9">
            <text:p text:style-name="P19"/>
          </table:table-cell>
        </table:table-row>
        <table:table-row table:style-name="Row4">
          <table:table-cell table:style-name="Cell10">
            <text:p text:style-name="P20"><text:span text:style-name="T20_1">Images</text:span></text:p>
          </table:table-cell>
          <table:table-cell table:style-name="Cell11">
            <text:p text:style-name="P21"><text:span text:style-name="T21_1">Image</text:span></text:p>
          </table:table-cell>
          <table:table-cell table:style-name="Cell12">
            <text:p text:style-name="P22"/>
          </table:table-cell>
        </table:table-row>
        <table:table-row table:style-name="Row5">
          <table:table-cell table:style-name="Cell13">
            <text:p text:style-name="P23"><text:span text:style-name="T23_1">Videos</text:span></text:p>
          </table:table-cell>
          <table:table-cell table:style-name="Cell14">
            <text:p text:style-name="P24"><text:span text:style-name="T24_1">Video</text:span></text:p>
          </table:table-cell>
          <table:table-cell table:style-name="Cell15">
            <text:p text:style-name="P25"/>
          </table:table-cell>
        </table:table-row>
        <table:table-row table:style-name="Row6">
          <table:table-cell table:style-name="Cell16">
            <text:p text:style-name="P26"><text:span text:style-name="T26_1">Maps</text:span></text:p>
          </table:table-cell>
          <table:table-cell table:style-name="Cell17">
            <text:p text:style-name="P27"><text:span text:style-name="T27_1">Map</text:span></text:p>
          </table:table-cell>
          <table:table-cell table:style-name="Cell18">
            <text:p text:style-name="P28"/>
          </table:table-cell>
        </table:table-row>
        <table:table-row table:style-name="Row7">
          <table:table-cell table:style-name="Cell19">
            <text:p text:style-name="P29"><text:span text:style-name="T29_1">Shopping</text:span></text:p>
          </table:table-cell>
          <table:table-cell table:style-name="Cell20">
            <text:p text:style-name="P30"><text:span text:style-name="T30_1">Product</text:span></text:p>
          </table:table-cell>
          <table:table-cell table:style-name="Cell21">
            <text:p text:style-name="P31"/>
          </table:table-cell>
        </table:table-row>
        <table:table-row table:style-name="Row8">
          <table:table-cell table:style-name="Cell22">
            <text:p text:style-name="P32"><text:span text:style-name="T32_1">News</text:span></text:p>
          </table:table-cell>
          <table:table-cell table:style-name="Cell23">
            <text:p text:style-name="P33"><text:span text:style-name="T33_1">Message</text:span></text:p>
          </table:table-cell>
          <table:table-cell table:style-name="Cell24">
            <text:p text:style-name="P34"/>
          </table:table-cell>
        </table:table-row>
        <table:table-row table:style-name="Row9">
          <table:table-cell table:style-name="Cell25">
            <text:p text:style-name="P35"><text:span text:style-name="T35_1">Books</text:span></text:p>
          </table:table-cell>
          <table:table-cell table:style-name="Cell26">
            <text:p text:style-name="P36"><text:span text:style-name="T36_1">Book</text:span></text:p>
          </table:table-cell>
          <table:table-cell table:style-name="Cell27">
            <text:p text:style-name="P37"/>
          </table:table-cell>
        </table:table-row>
        <table:table-row table:style-name="Row10">
          <table:table-cell table:style-name="Cell28">
            <text:p text:style-name="P38"><text:span text:style-name="T38_1">Places</text:span></text:p>
          </table:table-cell>
          <table:table-cell table:style-name="Cell29">
            <text:p text:style-name="P39"><text:span text:style-name="T39_1">Place</text:span></text:p>
          </table:table-cell>
          <table:table-cell table:style-name="Cell30">
            <text:p text:style-name="P40"/>
          </table:table-cell>
        </table:table-row>
        <table:table-row table:style-name="Row11">
          <table:table-cell table:style-name="Cell31">
            <text:p text:style-name="P41"><text:span text:style-name="T41_1">Blogs</text:span><text:span text:style-name="T41_2">,<text:s/></text:span><text:span text:style-name="T41_3">Discussions</text:span></text:p>
          </table:table-cell>
          <table:table-cell table:style-name="Cell32">
            <text:p text:style-name="P42"><text:span text:style-name="T42_1">Message</text:span><text:span text:style-name="T42_2"><text:s/>[<text:s/>+<text:s/></text:span><text:span text:style-name="T42_3">Reply</text:span><text:span text:style-name="T42_4">]</text:span></text:p>
          </table:table-cell>
          <table:table-cell table:style-name="Cell33">
            <text:p text:style-name="P43"/>
          </table:table-cell>
        </table:table-row>
        <table:table-row table:style-name="Row12">
          <table:table-cell table:style-name="Cell34">
            <text:p text:style-name="P44"><text:span text:style-name="T44_1">Public</text:span><text:span text:style-name="T44_2"><text:s/></text:span><text:span text:style-name="T44_3">Transit</text:span><text:span text:style-name="T44_4">,<text:s/></text:span><text:span text:style-name="T44_5">Flights</text:span></text:p>
          </table:table-cell>
          <table:table-cell table:style-name="Cell35">
            <text:p text:style-name="P45"><text:span text:style-name="T45_1">Goal</text:span><text:span text:style-name="T45_2"><text:s/>+<text:s/></text:span><text:span text:style-name="T45_3">Route</text:span><text:span text:style-name="T45_4"><text:s/>+<text:s/></text:span><text:span text:style-name="T45_5">Event</text:span></text:p>
          </table:table-cell>
          <table:table-cell table:style-name="Cell36">
            <text:p text:style-name="P46"/>
          </table:table-cell>
        </table:table-row>
        <table:table-row table:style-name="Row13">
          <table:table-cell table:style-name="Cell37">
            <text:p text:style-name="P47"><text:span text:style-name="T47_1">Recipes</text:span></text:p>
          </table:table-cell>
          <table:table-cell table:style-name="Cell38">
            <text:p text:style-name="P48"><text:span text:style-name="T48_1">Goal</text:span><text:span text:style-name="T48_2"><text:s/>+<text:s/></text:span><text:span text:style-name="T48_3">Food</text:span></text:p>
          </table:table-cell>
          <table:table-cell table:style-name="Cell39">
            <text:p text:style-name="P49"/>
          </table:table-cell>
        </table:table-row>
        <table:table-row table:style-name="Row14">
          <table:table-cell table:style-name="Cell40">
            <text:p text:style-name="P50"><text:span text:style-name="T50_1">Applications</text:span></text:p>
          </table:table-cell>
          <table:table-cell table:style-name="Cell41">
            <text:p text:style-name="P51"><text:span text:style-name="T51_1">Software</text:span></text:p>
          </table:table-cell>
          <table:table-cell table:style-name="Cell42">
            <text:p text:style-name="P52"/>
          </table:table-cell>
        </table:table-row>
        <table:table-row table:style-name="Row15">
          <table:table-cell table:style-name="Cell43">
            <text:p text:style-name="P53"><text:span text:style-name="T53_1">Patents</text:span></text:p>
          </table:table-cell>
          <table:table-cell table:style-name="Cell44">
            <text:p text:style-name="P54"><text:span text:style-name="T54_1">Goal</text:span></text:p>
          </table:table-cell>
          <table:table-cell table:style-name="Cell45">
            <text:p text:style-name="P55"/>
          </table:table-cell>
        </table:table-row>
        <table:table-row table:style-name="Row16">
          <table:table-cell table:style-name="Cell46">
            <text:p text:style-name="P56"><text:span text:style-name="T56_1">Health</text:span></text:p>
          </table:table-cell>
          <table:table-cell table:style-name="Cell47">
            <text:p text:style-name="P57"><text:span text:style-name="T57_1">HumanBodyCondition</text:span></text:p>
          </table:table-cell>
          <table:table-cell table:style-name="Cell48">
            <text:p text:style-name="P58"/>
          </table:table-cell>
        </table:table-row>
        <table:table-row table:style-name="Row17">
          <table:table-cell table:style-name="Cell49">
            <text:p text:style-name="P59"><text:span text:style-name="T59_1">Currency</text:span></text:p>
          </table:table-cell>
          <table:table-cell table:style-name="Cell50">
            <text:p text:style-name="P60"><text:span text:style-name="T60_1">Quote</text:span></text:p>
          </table:table-cell>
          <table:table-cell table:style-name="Cell51">
            <text:p text:style-name="P61"/>
          </table:table-cell>
        </table:table-row>
        <table:table-row table:style-name="Row18">
          <table:table-cell table:style-name="Cell52">
            <text:p text:style-name="P62"><text:span text:style-name="T62_1">Events</text:span><text:span text:style-name="T62_2">,<text:s/></text:span><text:span text:style-name="T62_3">Concerts</text:span></text:p>
          </table:table-cell>
          <table:table-cell table:style-name="Cell53">
            <text:p text:style-name="P63"><text:span text:style-name="T63_1">Event</text:span></text:p>
          </table:table-cell>
          <table:table-cell table:style-name="Cell54">
            <text:p text:style-name="P64"/>
          </table:table-cell>
        </table:table-row>
        <table:table-row table:style-name="Row19">
          <table:table-cell table:style-name="Cell55">
            <text:p text:style-name="P65"><text:span text:style-name="T65_1">Gmail</text:span></text:p>
          </table:table-cell>
          <table:table-cell table:style-name="Cell56">
            <text:p text:style-name="P66"><text:span text:style-name="T66_1">Message</text:span></text:p>
          </table:table-cell>
          <table:table-cell table:style-name="Cell57">
            <text:p text:style-name="P67"/>
          </table:table-cell>
        </table:table-row>
        <table:table-row table:style-name="Row20">
          <table:table-cell table:style-name="Cell58">
            <text:p text:style-name="P68"><text:span text:style-name="T68_1">Hotel</text:span><text:span text:style-name="T68_2"><text:s/></text:span><text:span text:style-name="T68_3">Confirmations</text:span><text:span text:style-name="T68_4">,<text:s/></text:span><text:span text:style-name="T68_5">Restaurant</text:span><text:span text:style-name="T68_6"><text:s/></text:span><text:span text:style-name="T68_7">Reservations</text:span></text:p>
          </table:table-cell>
          <table:table-cell table:style-name="Cell59">
            <text:p text:style-name="P69"><text:span text:style-name="T69_1">Shelter</text:span><text:span text:style-name="T69_2"><text:s/>+<text:s/></text:span><text:span text:style-name="T69_3">Food</text:span><text:span text:style-name="T69_4">,<text:s/>...</text:span></text:p>
          </table:table-cell>
          <table:table-cell table:style-name="Cell60">
            <text:p text:style-name="P70"/>
          </table:table-cell>
        </table:table-row>
        <table:table-row table:style-name="Row21">
          <table:table-cell table:style-name="Cell61">
            <text:p text:style-name="P71"><text:span text:style-name="T71_1">Movies</text:span><text:span text:style-name="T71_2">,<text:s/></text:span><text:span text:style-name="T71_3">Nearby</text:span><text:span text:style-name="T71_4"><text:s/></text:span><text:span text:style-name="T71_5">Attractions</text:span><text:span text:style-name="T71_6">,<text:s/></text:span><text:span text:style-name="T71_7">Next</text:span><text:span text:style-name="T71_8"><text:s/></text:span><text:span text:style-name="T71_9">Appointment</text:span></text:p>
          </table:table-cell>
          <table:table-cell table:style-name="Cell62">
            <text:p text:style-name="P72"><text:span text:style-name="T72_1">Event</text:span></text:p>
          </table:table-cell>
          <table:table-cell table:style-name="Cell63">
            <text:p text:style-name="P73"/>
          </table:table-cell>
        </table:table-row>
        <table:table-row table:style-name="Row22">
          <table:table-cell table:style-name="Cell64">
            <text:p text:style-name="P74"><text:span text:style-name="T74_1">News</text:span><text:span text:style-name="T74_2"><text:s/></text:span><text:span text:style-name="T74_3">update</text:span></text:p>
          </table:table-cell>
          <table:table-cell table:style-name="Cell65">
            <text:p text:style-name="P75"><text:span text:style-name="T75_1">Message</text:span></text:p>
          </table:table-cell>
          <table:table-cell table:style-name="Cell66">
            <text:p text:style-name="P76"/>
          </table:table-cell>
        </table:table-row>
        <table:table-row table:style-name="Row23">
          <table:table-cell table:style-name="Cell67">
            <text:p text:style-name="P77"><text:span text:style-name="T77_1">Packages</text:span></text:p>
          </table:table-cell>
          <table:table-cell table:style-name="Cell68">
            <text:p text:style-name="P78"><text:span text:style-name="T78_1">Offer</text:span></text:p>
          </table:table-cell>
          <table:table-cell table:style-name="Cell69">
            <text:p text:style-name="P79"/>
          </table:table-cell>
        </table:table-row>
        <table:table-row table:style-name="Row24">
          <table:table-cell table:style-name="Cell70">
            <text:p text:style-name="P80"><text:span text:style-name="T80_1">Photo</text:span><text:span text:style-name="T80_2"><text:s/></text:span><text:span text:style-name="T80_3">spots</text:span></text:p>
          </table:table-cell>
          <table:table-cell table:style-name="Cell71">
            <text:p text:style-name="P81"><text:span text:style-name="T81_1">Image</text:span></text:p>
          </table:table-cell>
          <table:table-cell table:style-name="Cell72">
            <text:p text:style-name="P82"/>
          </table:table-cell>
        </table:table-row>
        <table:table-row table:style-name="Row25">
          <table:table-cell table:style-name="Cell73">
            <text:p text:style-name="P83"><text:span text:style-name="T83_1">Public</text:span><text:span text:style-name="T83_2"><text:s/></text:span><text:span text:style-name="T83_3">alerts</text:span></text:p>
          </table:table-cell>
          <table:table-cell table:style-name="Cell74">
            <text:p text:style-name="P84"><text:span text:style-name="T84_1">Message</text:span></text:p>
          </table:table-cell>
          <table:table-cell table:style-name="Cell75">
            <text:p text:style-name="P85"/>
          </table:table-cell>
        </table:table-row>
        <table:table-row table:style-name="Row26">
          <table:table-cell table:style-name="Cell76">
            <text:p text:style-name="P86"><text:span text:style-name="T86_1">Sports</text:span><text:span text:style-name="T86_2"><text:s/></text:span><text:span text:style-name="T86_3">Scores</text:span></text:p>
          </table:table-cell>
          <table:table-cell table:style-name="Cell77">
            <text:p text:style-name="P87"/>
          </table:table-cell>
          <table:table-cell table:style-name="Cell78">
            <text:p text:style-name="P88"/>
          </table:table-cell>
        </table:table-row>
        <table:table-row table:style-name="Row27">
          <table:table-cell table:style-name="Cell79">
            <text:p text:style-name="P89"><text:span text:style-name="T89_1">Time</text:span><text:span text:style-name="T89_2"><text:s/></text:span><text:span text:style-name="T89_3">back</text:span><text:span text:style-name="T89_4"><text:s/></text:span><text:span text:style-name="T89_5">home</text:span></text:p>
          </table:table-cell>
          <table:table-cell table:style-name="Cell80">
            <text:p text:style-name="P90"/>
          </table:table-cell>
          <table:table-cell table:style-name="Cell81">
            <text:p text:style-name="P91"/>
          </table:table-cell>
        </table:table-row>
        <table:table-row table:style-name="Row28">
          <table:table-cell table:style-name="Cell82">
            <text:p text:style-name="P92"><text:span text:style-name="T92_1">Traffic</text:span></text:p>
          </table:table-cell>
          <table:table-cell table:style-name="Cell83">
            <text:p text:style-name="P93"><text:span text:style-name="T93_1">Traffic</text:span></text:p>
            <text:p text:style-name="P94"><text:span text:style-name="T94_1">#/</text:span><text:span text:style-name="T94_2">second</text:span><text:span text:style-name="T94_3"><text:s/></text:span><text:span text:style-name="T94_4">of</text:span><text:span text:style-name="T94_5"><text:s/></text:span><text:span text:style-name="T94_6">each</text:span><text:span text:style-name="T94_7">:<text:s/></text:span><text:span text:style-name="T94_8">pedestrians</text:span><text:span text:style-name="T94_9">,<text:s/></text:span><text:span text:style-name="T94_10">bikes</text:span><text:span text:style-name="T94_11">,<text:s/></text:span><text:span text:style-name="T94_12">cars</text:span><text:span text:style-name="T94_13">,<text:s/></text:span><text:span text:style-name="T94_14">etc</text:span><text:span text:style-name="T94_15">.</text:span></text:p>
            <text:p text:style-name="P95"/>
          </table:table-cell>
          <table:table-cell table:style-name="Cell84">
            <text:p text:style-name="P96"/>
          </table:table-cell>
        </table:table-row>
        <table:table-row table:style-name="Row29">
          <table:table-cell table:style-name="Cell85">
            <text:p text:style-name="P97"><text:span text:style-name="T97_1">Translation</text:span></text:p>
          </table:table-cell>
          <table:table-cell table:style-name="Cell86">
            <text:p text:style-name="P98"><text:span text:style-name="T98_1">Translation</text:span></text:p>
          </table:table-cell>
          <table:table-cell table:style-name="Cell87">
            <text:p text:style-name="P99"/>
          </table:table-cell>
        </table:table-row>
        <table:table-row table:style-name="Row30">
          <table:table-cell table:style-name="Cell88">
            <text:p text:style-name="P100"><text:span text:style-name="T100_1">Weather</text:span></text:p>
          </table:table-cell>
          <table:table-cell table:style-name="Cell89">
            <text:p text:style-name="P101"><text:span text:style-name="T101_1">Weather</text:span></text:p>
          </table:table-cell>
          <table:table-cell table:style-name="Cell90">
            <text:p text:style-name="P102"/>
          </table:table-cell>
        </table:table-row>
      </table:table>
      <text:p text:style-name="P103"/>
      <text:p text:style-name="P104"/>
      <text:h text:style-name="P105" text:outline-level="10"><text:bookmark-start text:name="h.mi2e2n863as8"/><text:bookmark-end text:name="h.mi2e2n863as8"/><text:span text:style-name="T105_1">Netention</text:span><text:span text:style-name="T105_2"><text:s/></text:span><text:span text:style-name="T105_3">vs</text:span><text:span text:style-name="T105_4">.<text:s/></text:span><text:span text:style-name="T105_5">Twitter</text:span></text:h>
      <table:table table:style-name="Table2">
        <table:table-column table:style-name="Column4"/>
        <table:table-column table:style-name="Column5"/>
        <table:table-column table:style-name="Column6"/>
        <table:table-row table:style-name="Row31">
          <table:table-cell table:style-name="Cell91">
            <text:p text:style-name="P106"><text:span text:style-name="T106_1">Twitter</text:span></text:p>
          </table:table-cell>
          <table:table-cell table:style-name="Cell92">
            <text:p text:style-name="P107"><text:span text:style-name="T107_1">Netention</text:span></text:p>
          </table:table-cell>
          <table:table-cell table:style-name="Cell93">
            <text:p text:style-name="P108"/>
          </table:table-cell>
        </table:table-row>
        <table:table-row table:style-name="Row32">
          <table:table-cell table:style-name="Cell94">
            <text:p text:style-name="P109"><text:span text:style-name="T109_1">Tweet</text:span></text:p>
          </table:table-cell>
          <table:table-cell table:style-name="Cell95">
            <text:p text:style-name="P110"><text:span text:style-name="T110_1">Message</text:span></text:p>
          </table:table-cell>
          <table:table-cell table:style-name="Cell96">
            <text:p text:style-name="P111"/>
          </table:table-cell>
        </table:table-row>
        <table:table-row table:style-name="Row33">
          <table:table-cell table:style-name="Cell97">
            <text:p text:style-name="P112"><text:span text:style-name="T112_1">Follow</text:span></text:p>
          </table:table-cell>
          <table:table-cell table:style-name="Cell98">
            <text:p text:style-name="P113"/>
          </table:table-cell>
          <table:table-cell table:style-name="Cell99">
            <text:p text:style-name="P114"/>
          </table:table-cell>
        </table:table-row>
        <table:table-row table:style-name="Row34">
          <table:table-cell table:style-name="Cell100">
            <text:p text:style-name="P115"><text:span text:style-name="T115_1">Hashtag</text:span></text:p>
          </table:table-cell>
          <table:table-cell table:style-name="Cell101">
            <text:p text:style-name="P116"/>
          </table:table-cell>
          <table:table-cell table:style-name="Cell102">
            <text:p text:style-name="P117"/>
          </table:table-cell>
        </table:table-row>
        <table:table-row table:style-name="Row35">
          <table:table-cell table:style-name="Cell103">
            <text:p text:style-name="P118"><text:span text:style-name="T118_1">Annotations</text:span><text:span text:style-name="T118_2"><text:s/>(</text:span><text:span text:style-name="T118_3">unused</text:span><text:span text:style-name="T118_4">)</text:span></text:p>
          </table:table-cell>
          <table:table-cell table:style-name="Cell104">
            <text:p text:style-name="P119"><text:span text:style-name="T119_1">Object</text:span><text:span text:style-name="T119_2"><text:s/></text:span><text:span text:style-name="T119_3">Properties</text:span></text:p>
          </table:table-cell>
          <table:table-cell table:style-name="Cell105">
            <text:p text:style-name="P120"/>
          </table:table-cell>
        </table:table-row>
        <table:table-row table:style-name="Row36">
          <table:table-cell table:style-name="Cell106">
            <text:p text:style-name="P121"><text:span text:style-name="T121_1">Geolocation</text:span><text:span text:style-name="T121_2"><text:s/></text:span><text:span text:style-name="T121_3">Metadata</text:span></text:p>
          </table:table-cell>
          <table:table-cell table:style-name="Cell107">
            <text:p text:style-name="P122"><text:span text:style-name="T122_1">Geolocation</text:span></text:p>
          </table:table-cell>
          <table:table-cell table:style-name="Cell108">
            <text:p text:style-name="P123"/>
          </table:table-cell>
        </table:table-row>
        <table:table-row table:style-name="Row37">
          <table:table-cell table:style-name="Cell109">
            <text:p text:style-name="P124"/>
          </table:table-cell>
          <table:table-cell table:style-name="Cell110">
            <text:p text:style-name="P125"/>
          </table:table-cell>
          <table:table-cell table:style-name="Cell111">
            <text:p text:style-name="P126"/>
          </table:table-cell>
        </table:table-row>
        <table:table-row table:style-name="Row38">
          <table:table-cell table:style-name="Cell112">
            <text:p text:style-name="P127"/>
          </table:table-cell>
          <table:table-cell table:style-name="Cell113">
            <text:p text:style-name="P128"/>
          </table:table-cell>
          <table:table-cell table:style-name="Cell114">
            <text:p text:style-name="P129"/>
          </table:table-cell>
        </table:table-row>
        <table:table-row table:style-name="Row39">
          <table:table-cell table:style-name="Cell115">
            <text:p text:style-name="P130"/>
          </table:table-cell>
          <table:table-cell table:style-name="Cell116">
            <text:p text:style-name="P131"/>
          </table:table-cell>
          <table:table-cell table:style-name="Cell117">
            <text:p text:style-name="P132"/>
          </table:table-cell>
        </table:table-row>
        <table:table-row table:style-name="Row40">
          <table:table-cell table:style-name="Cell118">
            <text:p text:style-name="P133"/>
          </table:table-cell>
          <table:table-cell table:style-name="Cell119">
            <text:p text:style-name="P134"/>
          </table:table-cell>
          <table:table-cell table:style-name="Cell120">
            <text:p text:style-name="P135"/>
          </table:table-cell>
        </table:table-row>
      </table:table>
      <text:p text:style-name="P136"/>
      <text:h text:style-name="P137" text:outline-level="10"><text:bookmark-start text:name="h.hemudnviwxg1"/><text:bookmark-end text:name="h.hemudnviwxg1"/><text:span text:style-name="T137_1">Netention</text:span><text:span text:style-name="T137_2"><text:s/></text:span><text:span text:style-name="T137_3">vs</text:span><text:span text:style-name="T137_4">.<text:s/></text:span><text:span text:style-name="T137_5">Facebook</text:span></text:h>
      <table:table table:style-name="Table3">
        <table:table-column table:style-name="Column7"/>
        <table:table-column table:style-name="Column8"/>
        <table:table-column table:style-name="Column9"/>
        <table:table-row table:style-name="Row41">
          <table:table-cell table:style-name="Cell121">
            <text:p text:style-name="P138"><text:span text:style-name="T138_1">Facebook</text:span></text:p>
          </table:table-cell>
          <table:table-cell table:style-name="Cell122">
            <text:p text:style-name="P139"><text:span text:style-name="T139_1">Netention</text:span></text:p>
          </table:table-cell>
          <table:table-cell table:style-name="Cell123">
            <text:p text:style-name="P140"/>
          </table:table-cell>
        </table:table-row>
        <table:table-row table:style-name="Row42">
          <table:table-cell table:style-name="Cell124">
            <text:p text:style-name="P141"><text:span text:style-name="T141_1">Post</text:span></text:p>
          </table:table-cell>
          <table:table-cell table:style-name="Cell125">
            <text:p text:style-name="P142"><text:span text:style-name="T142_1">Message</text:span></text:p>
          </table:table-cell>
          <table:table-cell table:style-name="Cell126">
            <text:p text:style-name="P143"/>
          </table:table-cell>
        </table:table-row>
        <table:table-row table:style-name="Row43">
          <table:table-cell table:style-name="Cell127">
            <text:p text:style-name="P144"><text:span text:style-name="T144_1">Wall</text:span></text:p>
          </table:table-cell>
          <table:table-cell table:style-name="Cell128">
            <text:p text:style-name="P145"/>
          </table:table-cell>
          <table:table-cell table:style-name="Cell129">
            <text:p text:style-name="P146"/>
          </table:table-cell>
        </table:table-row>
        <table:table-row table:style-name="Row44">
          <table:table-cell table:style-name="Cell130">
            <text:p text:style-name="P147"><text:span text:style-name="T147_1">Feed</text:span></text:p>
          </table:table-cell>
          <table:table-cell table:style-name="Cell131">
            <text:p text:style-name="P148"/>
          </table:table-cell>
          <table:table-cell table:style-name="Cell132">
            <text:p text:style-name="P149"/>
          </table:table-cell>
        </table:table-row>
        <table:table-row table:style-name="Row45">
          <table:table-cell table:style-name="Cell133">
            <text:p text:style-name="P150"><text:span text:style-name="T150_1">Friend</text:span></text:p>
          </table:table-cell>
          <table:table-cell table:style-name="Cell134">
            <text:p text:style-name="P151"/>
          </table:table-cell>
          <table:table-cell table:style-name="Cell135">
            <text:p text:style-name="P152"/>
          </table:table-cell>
        </table:table-row>
        <table:table-row table:style-name="Row46">
          <table:table-cell table:style-name="Cell136">
            <text:p text:style-name="P153"><text:span text:style-name="T153_1">Like</text:span></text:p>
          </table:table-cell>
          <table:table-cell table:style-name="Cell137">
            <text:p text:style-name="P154"/>
          </table:table-cell>
          <table:table-cell table:style-name="Cell138">
            <text:p text:style-name="P155"/>
          </table:table-cell>
        </table:table-row>
        <table:table-row table:style-name="Row47">
          <table:table-cell table:style-name="Cell139">
            <text:p text:style-name="P156"><text:span text:style-name="T156_1">App</text:span></text:p>
          </table:table-cell>
          <table:table-cell table:style-name="Cell140">
            <text:p text:style-name="P157"/>
          </table:table-cell>
          <table:table-cell table:style-name="Cell141">
            <text:p text:style-name="P158"/>
          </table:table-cell>
        </table:table-row>
        <table:table-row table:style-name="Row48">
          <table:table-cell table:style-name="Cell142">
            <text:p text:style-name="P159"><text:span text:style-name="T159_1">Group</text:span></text:p>
          </table:table-cell>
          <table:table-cell table:style-name="Cell143">
            <text:p text:style-name="P160"/>
          </table:table-cell>
          <table:table-cell table:style-name="Cell144">
            <text:p text:style-name="P161"/>
          </table:table-cell>
        </table:table-row>
        <table:table-row table:style-name="Row49">
          <table:table-cell table:style-name="Cell145">
            <text:p text:style-name="P162"><text:span text:style-name="T162_1">Page</text:span></text:p>
          </table:table-cell>
          <table:table-cell table:style-name="Cell146">
            <text:p text:style-name="P163"/>
          </table:table-cell>
          <table:table-cell table:style-name="Cell147">
            <text:p text:style-name="P164"/>
          </table:table-cell>
        </table:table-row>
        <table:table-row table:style-name="Row50">
          <table:table-cell table:style-name="Cell148">
            <text:p text:style-name="P165"/>
          </table:table-cell>
          <table:table-cell table:style-name="Cell149">
            <text:p text:style-name="P166"/>
          </table:table-cell>
          <table:table-cell table:style-name="Cell150">
            <text:p text:style-name="P167"/>
          </table:table-cell>
        </table:table-row>
      </table:table>
      <text:p text:style-name="P168"/>
      <text:p text:style-name="P169"/>
      <text:h text:style-name="P170" text:outline-level="10"><text:bookmark-start text:name="h.3wd2x1krwp7y"/><text:bookmark-end text:name="h.3wd2x1krwp7y"/><text:span text:style-name="T170_1">Netention</text:span><text:span text:style-name="T170_2"><text:s/></text:span><text:span text:style-name="T170_3">vs</text:span><text:span text:style-name="T170_4">.<text:s/></text:span><text:span text:style-name="T170_5">Craigslist</text:span></text:h>
      <table:table table:style-name="Table4">
        <table:table-column table:style-name="Column10"/>
        <table:table-column table:style-name="Column11"/>
        <table:table-column table:style-name="Column12"/>
        <table:table-row table:style-name="Row51">
          <table:table-cell table:style-name="Cell151">
            <text:p text:style-name="P171"><text:span text:style-name="T171_1">Craigslist</text:span></text:p>
          </table:table-cell>
          <table:table-cell table:style-name="Cell152">
            <text:p text:style-name="P172"><text:span text:style-name="T172_1">Netention</text:span></text:p>
          </table:table-cell>
          <table:table-cell table:style-name="Cell153">
            <text:p text:style-name="P173"/>
          </table:table-cell>
        </table:table-row>
        <table:table-row table:style-name="Row52">
          <table:table-cell table:style-name="Cell154">
            <text:p text:style-name="P174"><text:span text:style-name="T174_1">Post</text:span></text:p>
          </table:table-cell>
          <table:table-cell table:style-name="Cell155">
            <text:p text:style-name="P175"><text:span text:style-name="T175_1">Message</text:span></text:p>
          </table:table-cell>
          <table:table-cell table:style-name="Cell156">
            <text:p text:style-name="P176"/>
          </table:table-cell>
        </table:table-row>
        <table:table-row table:style-name="Row53">
          <table:table-cell table:style-name="Cell157">
            <text:p text:style-name="P177"><text:span text:style-name="T177_1">Categories</text:span></text:p>
          </table:table-cell>
          <table:table-cell table:style-name="Cell158">
            <text:p text:style-name="P178"/>
          </table:table-cell>
          <table:table-cell table:style-name="Cell159">
            <text:p text:style-name="P179"/>
          </table:table-cell>
        </table:table-row>
        <table:table-row table:style-name="Row54">
          <table:table-cell table:style-name="Cell160">
            <text:p text:style-name="P180"><text:span text:style-name="T180_1">Locations</text:span></text:p>
          </table:table-cell>
          <table:table-cell table:style-name="Cell161">
            <text:p text:style-name="P181"/>
          </table:table-cell>
          <table:table-cell table:style-name="Cell162">
            <text:p text:style-name="P182"/>
          </table:table-cell>
        </table:table-row>
        <table:table-row table:style-name="Row55">
          <table:table-cell table:style-name="Cell163">
            <text:p text:style-name="P183"><text:span text:style-name="T183_1">E</text:span><text:span text:style-name="T183_2">-</text:span><text:span text:style-name="T183_3">Mail</text:span></text:p>
          </table:table-cell>
          <table:table-cell table:style-name="Cell164">
            <text:p text:style-name="P184"/>
          </table:table-cell>
          <table:table-cell table:style-name="Cell165">
            <text:p text:style-name="P185"/>
          </table:table-cell>
        </table:table-row>
        <table:table-row table:style-name="Row56">
          <table:table-cell table:style-name="Cell166">
            <text:p text:style-name="P186"/>
          </table:table-cell>
          <table:table-cell table:style-name="Cell167">
            <text:p text:style-name="P187"/>
          </table:table-cell>
          <table:table-cell table:style-name="Cell168">
            <text:p text:style-name="P188"/>
          </table:table-cell>
        </table:table-row>
        <table:table-row table:style-name="Row57">
          <table:table-cell table:style-name="Cell169">
            <text:p text:style-name="P189"/>
          </table:table-cell>
          <table:table-cell table:style-name="Cell170">
            <text:p text:style-name="P190"/>
          </table:table-cell>
          <table:table-cell table:style-name="Cell171">
            <text:p text:style-name="P191"/>
          </table:table-cell>
        </table:table-row>
        <table:table-row table:style-name="Row58">
          <table:table-cell table:style-name="Cell172">
            <text:p text:style-name="P192"/>
          </table:table-cell>
          <table:table-cell table:style-name="Cell173">
            <text:p text:style-name="P193"/>
          </table:table-cell>
          <table:table-cell table:style-name="Cell174">
            <text:p text:style-name="P194"/>
          </table:table-cell>
        </table:table-row>
        <table:table-row table:style-name="Row59">
          <table:table-cell table:style-name="Cell175">
            <text:p text:style-name="P195"/>
          </table:table-cell>
          <table:table-cell table:style-name="Cell176">
            <text:p text:style-name="P196"/>
          </table:table-cell>
          <table:table-cell table:style-name="Cell177">
            <text:p text:style-name="P197"/>
          </table:table-cell>
        </table:table-row>
        <table:table-row table:style-name="Row60">
          <table:table-cell table:style-name="Cell178">
            <text:p text:style-name="P198"/>
          </table:table-cell>
          <table:table-cell table:style-name="Cell179">
            <text:p text:style-name="P199"/>
          </table:table-cell>
          <table:table-cell table:style-name="Cell180">
            <text:p text:style-name="P200"/>
          </table:table-cell>
        </table:table-row>
      </table:table>
      <text:p text:style-name="P201"/>
      <text:h text:style-name="P202" text:outline-level="10"><text:bookmark-start text:name="h.cdhhrskocbc0"/><text:bookmark-end text:name="h.cdhhrskocbc0"/><text:span text:style-name="T202_1">Netention</text:span><text:span text:style-name="T202_2"><text:s/></text:span><text:span text:style-name="T202_3">vs</text:span><text:span text:style-name="T202_4">.<text:s/>4</text:span><text:span text:style-name="T202_5">Chan</text:span></text:h>
      <table:table table:style-name="Table5">
        <table:table-column table:style-name="Column13"/>
        <table:table-column table:style-name="Column14"/>
        <table:table-column table:style-name="Column15"/>
        <table:table-row table:style-name="Row61">
          <table:table-cell table:style-name="Cell181">
            <text:p text:style-name="P203"><text:span text:style-name="T203_1">4</text:span><text:span text:style-name="T203_2">Chan</text:span></text:p>
          </table:table-cell>
          <table:table-cell table:style-name="Cell182">
            <text:p text:style-name="P204"><text:span text:style-name="T204_1">Netention</text:span></text:p>
          </table:table-cell>
          <table:table-cell table:style-name="Cell183">
            <text:p text:style-name="P205"/>
          </table:table-cell>
        </table:table-row>
        <table:table-row table:style-name="Row62">
          <table:table-cell table:style-name="Cell184">
            <text:p text:style-name="P206"><text:span text:style-name="T206_1">Post</text:span></text:p>
          </table:table-cell>
          <table:table-cell table:style-name="Cell185">
            <text:p text:style-name="P207"/>
          </table:table-cell>
          <table:table-cell table:style-name="Cell186">
            <text:p text:style-name="P208"/>
          </table:table-cell>
        </table:table-row>
        <table:table-row table:style-name="Row63">
          <table:table-cell table:style-name="Cell187">
            <text:p text:style-name="P209"><text:span text:style-name="T209_1">Image</text:span></text:p>
          </table:table-cell>
          <table:table-cell table:style-name="Cell188">
            <text:p text:style-name="P210"/>
          </table:table-cell>
          <table:table-cell table:style-name="Cell189">
            <text:p text:style-name="P211"/>
          </table:table-cell>
        </table:table-row>
        <table:table-row table:style-name="Row64">
          <table:table-cell table:style-name="Cell190">
            <text:p text:style-name="P212"/>
          </table:table-cell>
          <table:table-cell table:style-name="Cell191">
            <text:p text:style-name="P213"/>
          </table:table-cell>
          <table:table-cell table:style-name="Cell192">
            <text:p text:style-name="P214"/>
          </table:table-cell>
        </table:table-row>
        <table:table-row table:style-name="Row65">
          <table:table-cell table:style-name="Cell193">
            <text:p text:style-name="P215"/>
          </table:table-cell>
          <table:table-cell table:style-name="Cell194">
            <text:p text:style-name="P216"/>
          </table:table-cell>
          <table:table-cell table:style-name="Cell195">
            <text:p text:style-name="P217"/>
          </table:table-cell>
        </table:table-row>
      </table:table>
      <text:p text:style-name="P218"/>
      <text:p text:style-name="P219"/>
      <text:h text:style-name="P220" text:outline-level="10"><text:bookmark-start text:name="h.ptjg52bzxbj4"/><text:bookmark-end text:name="h.ptjg52bzxbj4"/><text:span text:style-name="T220_1">Netention</text:span><text:span text:style-name="T220_2"><text:s/></text:span><text:span text:style-name="T220_3">vs</text:span><text:span text:style-name="T220_4">.<text:s/></text:span><text:span text:style-name="T220_5">Couchsurfing</text:span><text:span text:style-name="T220_6"><text:s/>/<text:s/></text:span><text:span text:style-name="T220_7">BeWelcome</text:span></text:h>
      <table:table table:style-name="Table6">
        <table:table-column table:style-name="Column16"/>
        <table:table-column table:style-name="Column17"/>
        <table:table-column table:style-name="Column18"/>
        <table:table-row table:style-name="Row66">
          <table:table-cell table:style-name="Cell196">
            <text:p text:style-name="P221"><text:span text:style-name="T221_1">4</text:span><text:span text:style-name="T221_2">Chan</text:span></text:p>
          </table:table-cell>
          <table:table-cell table:style-name="Cell197">
            <text:p text:style-name="P222"><text:span text:style-name="T222_1">Netention</text:span></text:p>
          </table:table-cell>
          <table:table-cell table:style-name="Cell198">
            <text:p text:style-name="P223"/>
          </table:table-cell>
        </table:table-row>
        <table:table-row table:style-name="Row67">
          <table:table-cell table:style-name="Cell199">
            <text:p text:style-name="P224"/>
          </table:table-cell>
          <table:table-cell table:style-name="Cell200">
            <text:p text:style-name="P225"/>
          </table:table-cell>
          <table:table-cell table:style-name="Cell201">
            <text:p text:style-name="P226"/>
          </table:table-cell>
        </table:table-row>
        <table:table-row table:style-name="Row68">
          <table:table-cell table:style-name="Cell202">
            <text:p text:style-name="P227"/>
          </table:table-cell>
          <table:table-cell table:style-name="Cell203">
            <text:p text:style-name="P228"/>
          </table:table-cell>
          <table:table-cell table:style-name="Cell204">
            <text:p text:style-name="P229"/>
          </table:table-cell>
        </table:table-row>
        <table:table-row table:style-name="Row69">
          <table:table-cell table:style-name="Cell205">
            <text:p text:style-name="P230"/>
          </table:table-cell>
          <table:table-cell table:style-name="Cell206">
            <text:p text:style-name="P231"/>
          </table:table-cell>
          <table:table-cell table:style-name="Cell207">
            <text:p text:style-name="P232"/>
          </table:table-cell>
        </table:table-row>
        <table:table-row table:style-name="Row70">
          <table:table-cell table:style-name="Cell208">
            <text:p text:style-name="P233"/>
          </table:table-cell>
          <table:table-cell table:style-name="Cell209">
            <text:p text:style-name="P234"/>
          </table:table-cell>
          <table:table-cell table:style-name="Cell210">
            <text:p text:style-name="P235"/>
          </table:table-cell>
        </table:table-row>
      </table:table>
      <text:p text:style-name="P236"/>
      <text:p text:style-name="P237"/>
      <text:p text:style-name="P238"/>
      <text:p text:style-name="P239"/>
      <text:p text:style-name="P240"><text:span text:style-name="T240_1">Search</text:span></text:p>
      <text:p text:style-name="P241"><text:span text:style-name="T241_1">Google</text:span><text:span text:style-name="T241_2">:<text:s/></text:span><text:span text:style-name="T241_3">User</text:span><text:span text:style-name="T241_4"><text:s/></text:span><text:span text:style-name="T241_5">augmented</text:span><text:span text:style-name="T241_6"><text:s/></text:span><text:span text:style-name="T241_7">search</text:span><text:span text:style-name="T241_8"><text:s/></text:span><text:span text:style-name="T241_9">query</text:span><text:span text:style-name="T241_10">.<text:s text:c="2"/></text:span><text:span text:style-name="T241_11">Directed</text:span><text:span text:style-name="T241_12"><text:s/></text:span><text:span text:style-name="T241_13">towards</text:span><text:span text:style-name="T241_14"><text:s/></text:span><text:span text:style-name="T241_15">discreet</text:span><text:span text:style-name="T241_16"><text:s/></text:span><text:span text:style-name="T241_17">goals</text:span><text:span text:style-name="T241_18">.<text:s text:c="2"/></text:span><text:span text:style-name="T241_19">Goal</text:span><text:span text:style-name="T241_20"><text:s/></text:span><text:span text:style-name="T241_21">actualization</text:span><text:span text:style-name="T241_22">.</text:span></text:p>
      <text:p text:style-name="P242"/>
      <text:p text:style-name="P243"><text:span text:style-name="T243_1">Commerce</text:span></text:p>
      <text:p text:style-name="P244"><text:span text:style-name="T244_1">E</text:span><text:span text:style-name="T244_2">-</text:span><text:span text:style-name="T244_3">Bay</text:span></text:p>
      <text:p text:style-name="P245"><text:span text:style-name="T245_1">Craigslist</text:span></text:p>
      <text:p text:style-name="P246"/>
      <text:p text:style-name="P247"><text:span text:style-name="T247_1">Social</text:span></text:p>
      <text:p text:style-name="P248"><text:span text:style-name="T248_1">Facebook</text:span></text:p>
      <text:p text:style-name="P249"><text:span text:style-name="T249_1">Myspace</text:span></text:p>
      <text:p text:style-name="P250"><text:span text:style-name="T250_1">Diaspora</text:span></text:p>
      <text:p text:style-name="P251"/>
      <text:p text:style-name="P252"><text:span text:style-name="T252_1">Special</text:span><text:span text:style-name="T252_2"><text:s/></text:span><text:span text:style-name="T252_3">Interest</text:span></text:p>
      <text:p text:style-name="P253"><text:span text:style-name="T253_1">Tumblr</text:span></text:p>
      <text:p text:style-name="P254"><text:span text:style-name="T254_1">Pinterest</text:span></text:p>
      <text:p text:style-name="P255"><text:span text:style-name="T255_1">Groupon</text:span></text:p>
      <text:p text:style-name="P256"><text:span text:style-name="T256_1">Reddi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